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fo:background-color="#e0e0e0" loext:padding="0cm" loext:border="none"/>
    </style:style>
    <style:style style:name="P2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3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fo:orphans="2" fo:widows="2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4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cm" loext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4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2" style:family="text">
      <style:text-properties fo:color="#000000" loext:opacity="100%" style:text-line-through-style="none" style:text-line-through-type="none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style:font-name="MathJax Main" fo:font-size="6.59999990463257pt" style:text-underline-style="none" style:text-blinking="false"/>
    </style:style>
    <style:style style:name="T5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T6" style:family="text">
      <style:text-properties fo:font-weight="bold"/>
    </style:style>
    <style:style style:name="T7" style:family="text">
      <style:text-properties style:font-name="courier new" fo:font-size="9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um of Three</text:p>
      <text:p text:style-name="P6">time limit per test</text:p>
      <text:p text:style-name="P7">2 seconds</text:p>
      <text:p text:style-name="P6">memory limit per test</text:p>
      <text:p text:style-name="P7">256 megabytes</text:p>
      <text:p text:style-name="P6">input</text:p>
      <text:p text:style-name="P7">standard input</text:p>
      <text:p text:style-name="P6">output</text:p>
      <text:p text:style-name="P8">standard output</text:p>
      <text:p text:style-name="P9">Monocarp has an integer <text:bookmark text:name="MathJax-Element-1-Frame"/><text:bookmark text:name="MathJax-Span-1"/><text:bookmark text:name="MathJax-Span-2"/><text:bookmark text:name="MathJax-Span-3"/><text:span text:style-name="T1">n</text:span><text:span text:style-name="T2">�</text:span>.</text:p>
      <text:p text:style-name="P9">He wants to represent his number as a sum of three <text:span text:style-name="T6">distinct</text:span> positive integers <text:bookmark text:name="MathJax-Element-2-Frame"/><text:bookmark text:name="MathJax-Span-4"/><text:bookmark text:name="MathJax-Span-5"/><text:bookmark text:name="MathJax-Span-6"/><text:span text:style-name="T1">x</text:span><text:span text:style-name="T2">�</text:span>, <text:bookmark text:name="MathJax-Element-3-Frame"/><text:bookmark text:name="MathJax-Span-7"/><text:bookmark text:name="MathJax-Span-8"/><text:bookmark text:name="MathJax-Span-9"/><text:span text:style-name="T1">y</text:span><text:span text:style-name="T2">�</text:span>, and <text:bookmark text:name="MathJax-Element-4-Frame"/><text:bookmark text:name="MathJax-Span-10"/><text:bookmark text:name="MathJax-Span-11"/><text:bookmark text:name="MathJax-Span-12"/><text:span text:style-name="T1">z</text:span><text:span text:style-name="T2">�</text:span>. Additionally, Monocarp wants none of the numbers <text:bookmark text:name="MathJax-Element-5-Frame"/><text:bookmark text:name="MathJax-Span-13"/><text:bookmark text:name="MathJax-Span-14"/><text:bookmark text:name="MathJax-Span-15"/><text:span text:style-name="T1">x</text:span><text:span text:style-name="T2">�</text:span>, <text:bookmark text:name="MathJax-Element-6-Frame"/><text:bookmark text:name="MathJax-Span-16"/><text:bookmark text:name="MathJax-Span-17"/><text:bookmark text:name="MathJax-Span-18"/><text:span text:style-name="T1">y</text:span><text:span text:style-name="T2">�</text:span>, and <text:bookmark text:name="MathJax-Element-7-Frame"/><text:bookmark text:name="MathJax-Span-19"/><text:bookmark text:name="MathJax-Span-20"/><text:bookmark text:name="MathJax-Span-21"/><text:span text:style-name="T1">z</text:span><text:span text:style-name="T2">�</text:span> to be divisible by <text:bookmark text:name="MathJax-Element-8-Frame"/><text:bookmark text:name="MathJax-Span-22"/><text:bookmark text:name="MathJax-Span-23"/><text:bookmark text:name="MathJax-Span-24"/><text:span text:style-name="T3">3</text:span><text:span text:style-name="T2">3</text:span>.</text:p>
      <text:p text:style-name="P9">Your task is to help Monocarp to find any valid triplet of distinct positive integers <text:bookmark text:name="MathJax-Element-9-Frame"/><text:bookmark text:name="MathJax-Span-25"/><text:bookmark text:name="MathJax-Span-26"/><text:bookmark text:name="MathJax-Span-27"/><text:span text:style-name="T1">x</text:span><text:span text:style-name="T2">�</text:span>, <text:bookmark text:name="MathJax-Element-10-Frame"/><text:bookmark text:name="MathJax-Span-28"/><text:bookmark text:name="MathJax-Span-29"/><text:bookmark text:name="MathJax-Span-30"/><text:span text:style-name="T1">y</text:span><text:span text:style-name="T2">�</text:span>, and <text:bookmark text:name="MathJax-Element-11-Frame"/><text:bookmark text:name="MathJax-Span-31"/><text:bookmark text:name="MathJax-Span-32"/><text:bookmark text:name="MathJax-Span-33"/><text:span text:style-name="T1">z</text:span><text:span text:style-name="T2">�</text:span>, or report that such a triplet does not exist.</text:p>
      <text:p text:style-name="P12">Input</text:p>
      <text:p text:style-name="P9">The first line contains a single integer <text:bookmark text:name="MathJax-Element-12-Frame"/><text:bookmark text:name="MathJax-Span-34"/><text:bookmark text:name="MathJax-Span-35"/><text:bookmark text:name="MathJax-Span-36"/><text:span text:style-name="T1">t</text:span><text:span text:style-name="T2">�</text:span> (<text:bookmark text:name="MathJax-Element-13-Frame"/><text:bookmark text:name="MathJax-Span-37"/><text:bookmark text:name="MathJax-Span-38"/><text:bookmark text:name="MathJax-Span-39"/><text:span text:style-name="T3">1</text:span><text:bookmark text:name="MathJax-Span-40"/><text:span text:style-name="T5">≤</text:span><text:bookmark text:name="MathJax-Span-41"/><text:span text:style-name="T1">t</text:span><text:bookmark text:name="MathJax-Span-42"/><text:span text:style-name="T5">≤</text:span><text:bookmark text:name="MathJax-Span-43"/><text:bookmark text:name="MathJax-Span-44"/><text:span text:style-name="T3">10</text:span><text:bookmark text:name="MathJax-Span-45"/><text:span text:style-name="T4">4</text:span><text:span text:style-name="T2">1≤�≤104</text:span>) — the number of testcases.</text:p>
      <text:p text:style-name="P9">The only line of each testcase contains a single integer <text:bookmark text:name="MathJax-Element-14-Frame"/><text:bookmark text:name="MathJax-Span-46"/><text:bookmark text:name="MathJax-Span-47"/><text:bookmark text:name="MathJax-Span-48"/><text:span text:style-name="T1">n</text:span><text:span text:style-name="T2">�</text:span> (<text:bookmark text:name="MathJax-Element-15-Frame"/><text:bookmark text:name="MathJax-Span-49"/><text:bookmark text:name="MathJax-Span-50"/><text:bookmark text:name="MathJax-Span-51"/><text:span text:style-name="T3">1</text:span><text:bookmark text:name="MathJax-Span-52"/><text:span text:style-name="T5">≤</text:span><text:bookmark text:name="MathJax-Span-53"/><text:span text:style-name="T1">n</text:span><text:bookmark text:name="MathJax-Span-54"/><text:span text:style-name="T5">≤</text:span><text:bookmark text:name="MathJax-Span-55"/><text:bookmark text:name="MathJax-Span-56"/><text:span text:style-name="T3">10</text:span><text:bookmark text:name="MathJax-Span-57"/><text:bookmark text:name="MathJax-Span-58"/><text:bookmark text:name="MathJax-Span-59"/><text:span text:style-name="T4">9</text:span><text:span text:style-name="T2">1≤�≤109</text:span>).</text:p>
      <text:p text:style-name="P12">Output</text:p>
      <text:p text:style-name="P9">For each testcase, if there is no valid triplet <text:bookmark text:name="MathJax-Element-16-Frame"/><text:bookmark text:name="MathJax-Span-60"/><text:bookmark text:name="MathJax-Span-61"/><text:bookmark text:name="MathJax-Span-62"/><text:span text:style-name="T1">x</text:span><text:span text:style-name="T2">�</text:span>, <text:bookmark text:name="MathJax-Element-17-Frame"/><text:bookmark text:name="MathJax-Span-63"/><text:bookmark text:name="MathJax-Span-64"/><text:bookmark text:name="MathJax-Span-65"/><text:span text:style-name="T1">y</text:span><text:span text:style-name="T2">�</text:span>, and <text:bookmark text:name="MathJax-Element-18-Frame"/><text:bookmark text:name="MathJax-Span-66"/><text:bookmark text:name="MathJax-Span-67"/><text:bookmark text:name="MathJax-Span-68"/><text:span text:style-name="T1">z</text:span><text:span text:style-name="T2">�</text:span>, print <text:span text:style-name="T7">NO</text:span> on the first line.</text:p>
      <text:p text:style-name="P9">Otherwise, print <text:span text:style-name="T7">YES</text:span> on the first line. On the second line, print any valid triplet of distinct positive integers <text:bookmark text:name="MathJax-Element-19-Frame"/><text:bookmark text:name="MathJax-Span-69"/><text:bookmark text:name="MathJax-Span-70"/><text:bookmark text:name="MathJax-Span-71"/><text:span text:style-name="T1">x</text:span><text:span text:style-name="T2">�</text:span>, <text:bookmark text:name="MathJax-Element-20-Frame"/><text:bookmark text:name="MathJax-Span-72"/><text:bookmark text:name="MathJax-Span-73"/><text:bookmark text:name="MathJax-Span-74"/><text:span text:style-name="T1">y</text:span><text:span text:style-name="T2">�</text:span>, and <text:bookmark text:name="MathJax-Element-21-Frame"/><text:bookmark text:name="MathJax-Span-75"/><text:bookmark text:name="MathJax-Span-76"/><text:bookmark text:name="MathJax-Span-77"/><text:span text:style-name="T1">z</text:span><text:span text:style-name="T2">�</text:span> such that <text:bookmark text:name="MathJax-Element-22-Frame"/><text:bookmark text:name="MathJax-Span-78"/><text:bookmark text:name="MathJax-Span-79"/><text:bookmark text:name="MathJax-Span-80"/><text:span text:style-name="T1">x</text:span><text:bookmark text:name="MathJax-Span-81"/><text:span text:style-name="T3">+</text:span><text:bookmark text:name="MathJax-Span-82"/><text:span text:style-name="T1">y</text:span><text:bookmark text:name="MathJax-Span-83"/><text:span text:style-name="T3">+</text:span><text:bookmark text:name="MathJax-Span-84"/><text:span text:style-name="T1">z</text:span><text:bookmark text:name="MathJax-Span-85"/><text:span text:style-name="T3">=</text:span><text:bookmark text:name="MathJax-Span-86"/><text:span text:style-name="T1">n</text:span><text:span text:style-name="T2">�+�+�=�</text:span>, and none of the printed numbers are divisible by <text:bookmark text:name="MathJax-Element-23-Frame"/><text:bookmark text:name="MathJax-Span-87"/><text:bookmark text:name="MathJax-Span-88"/><text:bookmark text:name="MathJax-Span-89"/><text:span text:style-name="T3">3</text:span><text:span text:style-name="T2">3</text:span>. If there are multiple valid triplets, you can print any of them.</text:p>
      <text:p text:style-name="P11">Example</text:p>
      <text:p text:style-name="P13">input</text:p>
      <text:section text:style-name="Sect1" text:name="id006015877344798224">
        <text:p text:style-name="P14">Copy</text:p>
      </text:section>
      <text:p text:style-name="P1"><text:bookmark text:name="id007045412764809249"/>4</text:p>
      <text:p text:style-name="P4">10</text:p>
      <text:p text:style-name="P1">4</text:p>
      <text:p text:style-name="P4">15</text:p>
      <text:p text:style-name="P1">9</text:p>
      <text:p text:style-name="P13">output</text:p>
      <text:section text:style-name="Sect1" text:name="id002747802931268277">
        <text:p text:style-name="P14">Copy</text:p>
      </text:section>
      <text:p text:style-name="P2"><text:bookmark text:name="id009612085634373868"/>YES</text:p>
      <text:p text:style-name="P3">4 5 1</text:p>
      <text:p text:style-name="P3">NO</text:p>
      <text:p text:style-name="P3">YES</text:p>
      <text:p text:style-name="P3">2 8 5</text:p>
      <text:p text:style-name="P3">NO</text:p>
      <text:p text:style-name="P12">Note</text:p>
      <text:p text:style-name="P9">In the first testcase, one of the valid triplets is <text:bookmark text:name="MathJax-Element-24-Frame"/><text:bookmark text:name="MathJax-Span-90"/><text:bookmark text:name="MathJax-Span-91"/><text:bookmark text:name="MathJax-Span-92"/><text:span text:style-name="T1">x</text:span><text:bookmark text:name="MathJax-Span-93"/><text:span text:style-name="T3">=</text:span><text:bookmark text:name="MathJax-Span-94"/><text:span text:style-name="T3">4</text:span><text:span text:style-name="T2">�=4</text:span>, <text:bookmark text:name="MathJax-Element-25-Frame"/><text:bookmark text:name="MathJax-Span-95"/><text:bookmark text:name="MathJax-Span-96"/><text:bookmark text:name="MathJax-Span-97"/><text:span text:style-name="T1">y</text:span><text:bookmark text:name="MathJax-Span-98"/><text:span text:style-name="T3">=</text:span><text:bookmark text:name="MathJax-Span-99"/><text:span text:style-name="T3">5</text:span><text:span text:style-name="T2">�=5</text:span>, <text:bookmark text:name="MathJax-Element-26-Frame"/><text:bookmark text:name="MathJax-Span-100"/><text:bookmark text:name="MathJax-Span-101"/><text:bookmark text:name="MathJax-Span-102"/><text:span text:style-name="T1">z</text:span><text:bookmark text:name="MathJax-Span-103"/><text:span text:style-name="T3">=</text:span><text:bookmark text:name="MathJax-Span-104"/><text:span text:style-name="T3">1</text:span><text:span text:style-name="T2">�=1</text:span>. None of these numbers are divisible by three, and <text:bookmark text:name="MathJax-Element-27-Frame"/><text:bookmark text:name="MathJax-Span-105"/><text:bookmark text:name="MathJax-Span-106"/><text:bookmark text:name="MathJax-Span-107"/><text:span text:style-name="T3">4</text:span><text:bookmark text:name="MathJax-Span-108"/><text:span text:style-name="T3">+</text:span><text:bookmark text:name="MathJax-Span-109"/><text:span text:style-name="T3">5</text:span><text:bookmark text:name="MathJax-Span-110"/><text:span text:style-name="T3">+</text:span><text:bookmark text:name="MathJax-Span-111"/><text:span text:style-name="T3">1</text:span><text:bookmark text:name="MathJax-Span-112"/><text:span text:style-name="T3">=</text:span><text:bookmark text:name="MathJax-Span-113"/><text:span text:style-name="T3">10</text:span><text:span text:style-name="T2">4+5+1=10</text:span>.</text:p>
      <text:p text:style-name="P10">In the second testcase, there is no valid triplet.</text:p>
      <text:p text:style-name="P9">In the third testcase, one of the valid triplets is <text:bookmark text:name="MathJax-Element-28-Frame"/><text:bookmark text:name="MathJax-Span-114"/><text:bookmark text:name="MathJax-Span-115"/><text:bookmark text:name="MathJax-Span-116"/><text:span text:style-name="T1">x</text:span><text:bookmark text:name="MathJax-Span-117"/><text:span text:style-name="T3">=</text:span><text:bookmark text:name="MathJax-Span-118"/><text:span text:style-name="T3">2</text:span><text:span text:style-name="T2">�=2</text:span>, <text:bookmark text:name="MathJax-Element-29-Frame"/><text:bookmark text:name="MathJax-Span-119"/><text:bookmark text:name="MathJax-Span-120"/><text:bookmark text:name="MathJax-Span-121"/><text:span text:style-name="T1">y</text:span><text:bookmark text:name="MathJax-Span-122"/><text:span text:style-name="T3">=</text:span><text:bookmark text:name="MathJax-Span-123"/><text:span text:style-name="T3">8</text:span><text:span text:style-name="T2">�=8</text:span>, <text:bookmark text:name="MathJax-Element-30-Frame"/><text:bookmark text:name="MathJax-Span-124"/><text:bookmark text:name="MathJax-Span-125"/><text:bookmark text:name="MathJax-Span-126"/><text:span text:style-name="T1">z</text:span><text:bookmark text:name="MathJax-Span-127"/><text:span text:style-name="T3">=</text:span><text:bookmark text:name="MathJax-Span-128"/><text:span text:style-name="T3">5</text:span><text:span text:style-name="T2">�=5</text:span>. None of these numbers are divisible by three, and <text:bookmark text:name="MathJax-Element-31-Frame"/><text:bookmark text:name="MathJax-Span-129"/><text:bookmark text:name="MathJax-Span-130"/><text:bookmark text:name="MathJax-Span-131"/><text:span text:style-name="T3">2</text:span><text:bookmark text:name="MathJax-Span-132"/><text:span text:style-name="T3">+</text:span><text:bookmark text:name="MathJax-Span-133"/><text:span text:style-name="T3">8</text:span><text:bookmark text:name="MathJax-Span-134"/><text:span text:style-name="T3">+</text:span><text:bookmark text:name="MathJax-Span-135"/><text:span text:style-name="T3">5</text:span><text:bookmark text:name="MathJax-Span-136"/><text:span text:style-name="T3">=</text:span><text:bookmark text:name="MathJax-Span-137"/><text:span text:style-name="T3">15</text:span><text:span text:style-name="T2">2+8+5=15</text:span>.</text:p>
      <text:p text:style-name="P10">In the fourth testcase, there is no valid triplet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9T11:35:29.892000000</dc:date>
    <meta:editing-duration>PT6S</meta:editing-duration>
    <meta:editing-cycles>1</meta:editing-cycles>
    <meta:document-statistic meta:table-count="0" meta:image-count="0" meta:object-count="0" meta:page-count="1" meta:paragraph-count="39" meta:word-count="267" meta:character-count="1449" meta:non-whitespace-character-count="1220"/>
    <meta:generator>LibreOffice/7.2.2.2$Windows_X86_64 LibreOffice_project/02b2acce88a210515b4a5bb2e46cbfb63fe97d56</meta:generator>
  </office:meta>
</office:document-meta>
</file>